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Sim, é possível desmembrar um terreno na região central de Campinas, mas o processo exige atenção às normas municipais e pode envolver custos variados.</text:span></text:p>
      <text:p text:style-name="Text_20_body">Aqui está um panorama completo do processo e dos custos envolvidos:</text:p>
      <text:p text:style-name="Horizontal_20_Line"/>
      <text:h text:style-name="Heading_20_3" text:outline-level="3">🏗️ <text:span text:style-name="Strong_20_Emphasis">Etapas do Desmembramento de Terreno em Campinas</text:span></text:h>
      <text:list text:style-name="L1">
        <text:list-item>
          <text:p text:style-name="P1"><text:span text:style-name="Strong_20_Emphasis">Verificação da Viabilidade Urbanística</text:span></text:p>
          <text:list>
            <text:list-item>
              <text:p text:style-name="P2">O terreno precisa estar em área urbana com infraestrutura básica (água, esgoto, energia, vias públicas). </text:p>
            </text:list-item>
            <text:list-item>
              <text:p text:style-name="P2">Cada novo lote deve respeitar a metragem mínima exigida pela prefeitura, que varia conforme a zona de uso. </text:p>
            </text:list-item>
          </text:list>
        </text:list-item>
        <text:list-item>
          <text:p text:style-name="P1"><text:span text:style-name="Strong_20_Emphasis">Documentação Necessária</text:span></text:p>
          <text:list>
            <text:list-item>
              <text:p text:style-name="P2">Matrícula atualizada do imóvel. </text:p>
            </text:list-item>
            <text:list-item>
              <text:p text:style-name="P2">Planta do terreno com proposta de divisão. </text:p>
            </text:list-item>
            <text:list-item>
              <text:p text:style-name="P2">ART ou RRT de profissional habilitado (engenheiro ou arquiteto). </text:p>
            </text:list-item>
            <text:list-item>
              <text:p text:style-name="P2">Certidão negativa de débitos municipais (IPTU). </text:p>
            </text:list-item>
          </text:list>
        </text:list-item>
        <text:list-item>
          <text:p text:style-name="P1"><text:span text:style-name="Strong_20_Emphasis">Solicitação na Prefeitura</text:span></text:p>
          <text:list>
            <text:list-item>
              <text:p text:style-name="P2">O pedido é feito junto à Secretaria Municipal de Urbanismo. </text:p>
            </text:list-item>
            <text:list-item>
              <text:p text:style-name="P2">A análise pode levar de 30 a 90 dias, dependendo da complexidade. </text:p>
            </text:list-item>
          </text:list>
        </text:list-item>
        <text:list-item>
          <text:p text:style-name="P1"><text:span text:style-name="Strong_20_Emphasis">Registro em Cartório</text:span></text:p>
          <text:list>
            <text:list-item>
              <text:p text:style-name="P1">Após aprovação, cada novo lote deve ser registrado individualmente no Cartório de Registro de Imóveis. </text:p>
            </text:list-item>
          </text:list>
        </text:list-item>
      </text:list>
      <text:p text:style-name="Horizontal_20_Line"/>
      <text:h text:style-name="Heading_20_3" text:outline-level="3">💰 <text:span text:style-name="Strong_20_Emphasis">Custos Envolvidos</text:span></text:h>
      <text:list text:style-name="L2">
        <text:list-item>
          <text:p text:style-name="P3"><text:span text:style-name="Strong_20_Emphasis">Honorários de Profissional Técnico</text:span>: engenheiro ou arquiteto para elaborar a planta e acompanhar o processo. Varia de R$ 3.000 a R$ 8.000, dependendo da complexidade. </text:p>
        </text:list-item>
        <text:list-item>
          <text:p text:style-name="P3"><text:span text:style-name="Strong_20_Emphasis">Taxas Municipais</text:span>: podem incluir taxa de análise, emissão de certidões e aprovação de projeto. Estimativa entre R$ 1.000 e R$ 3.000. </text:p>
        </text:list-item>
        <text:list-item>
          <text:p text:style-name="P3"><text:span text:style-name="Strong_20_Emphasis">Custos Cartorários</text:span>: registro dos novos lotes e averbações. Em média, R$ 1.500 a R$ 3.000 por lote. </text:p>
        </text:list-item>
        <text:list-item>
          <text:p text:style-name="P4"><text:span text:style-name="Strong_20_Emphasis">Outros Custos Eventuais</text:span>: como regularização de construções existentes, ajustes de infraestrutura ou pagamento de débitos pendentes. </text:p>
        </text:list-item>
      </text:list>
      <text:p text:style-name="Horizontal_20_Line"/>
      <text:h text:style-name="Heading_20_3" text:outline-level="3">⚠️ <text:span text:style-name="Strong_20_Emphasis">Pontos de Atenção</text:span></text:h>
      <text:list text:style-name="L3">
        <text:list-item>
          <text:p text:style-name="P5">O desmembramento não é permitido em áreas de proteção ambiental ou com restrições urbanísticas específicas. </text:p>
        </text:list-item>
        <text:list-item>
          <text:p text:style-name="P5">Em zonas centrais, pode haver exigências adicionais quanto à largura mínima de frente dos lotes e acesso à via pública. </text:p>
        </text:list-item>
        <text:list-item>
          <text:p text:style-name="P6">É recomendável consultar um advogado imobiliário ou despachante especializado para evitar entraves legais. </text:p>
        </text:list-item>
      </text:list>
      <text:p text:style-name="Text_20_body"><text:soft-page-break/></text:p>
      <text:p text:style-name="Text_20_body"><text:span text:style-name="Strong_20_Emphasis">Você pode iniciar o processo de desmembramento do terreno em Campinas com o apoio de despachantes especializados que atuam na região central. Abaixo estão opções confiáveis que podem te ajudar com a documentação, aprovação na prefeitura e registro em cartório.</text:span></text:p>
      <text:p text:style-name="Text_20_body">Aqui estão os profissionais e empresas que oferecem serviços de desmembramento e regularização imobiliária em Campinas:</text:p>
      <text:p text:style-name="Horizontal_20_Line"/>
      <text:h text:style-name="Heading_20_3" text:outline-level="3">🏢 <text:span text:style-name="Strong_20_Emphasis">Mary Despachante Imobiliária</text:span></text:h>
      <text:p text:style-name="Text_20_body">Localizada na Rua Regente Feijó, 1251 – Bosque, essa imobiliária atua com serviços de documentação e regularização de imóveis. É uma opção prática para quem busca atendimento direto na região central.</text:p>
      <text:p text:style-name="Horizontal_20_Line"/>
      <text:h text:style-name="Heading_20_3" text:outline-level="3">📄 <text:a xlink:type="simple" xlink:href="http://sites.google.com/view/despachante-imobilirio" text:style-name="Internet_20_link" text:visited-style-name="Visited_20_Internet_20_Link">Regularização de Documentos Imobiliários</text:a></text:h>
      <text:p text:style-name="Text_20_body">Situada no Cambuí, essa empresa é especializada em desdobro de terrenos, averbações, e legalização de imóveis. Oferece atendimento personalizado e pode te orientar sobre exigências da prefeitura de Campinas.</text:p>
      <text:p text:style-name="Horizontal_20_Line"/>
      <text:h text:style-name="Heading_20_3" text:outline-level="3">🧾 <text:a xlink:type="simple" xlink:href="http://despachanteprime.com.br/" text:style-name="Internet_20_link" text:visited-style-name="Visited_20_Internet_20_Link">Despachante Prime</text:a></text:h>
      <text:p text:style-name="Text_20_body">Com sede no Cambuí, é bem avaliado por clientes e oferece serviços de desmembramento, escritura, e registro de imóveis. Ideal para quem busca agilidade e suporte técnico completo.</text:p>
      <text:p text:style-name="Horizontal_20_Line"/>
      <text:h text:style-name="Heading_20_3" text:outline-level="3">🏛️ <text:a xlink:type="simple" xlink:href="https://diegocostadespachante.com.br/" text:style-name="Internet_20_link" text:visited-style-name="Visited_20_Internet_20_Link">DIEGO COSTA despachante</text:a></text:h>
      <text:p text:style-name="Text_20_body">Localizado no Bonfim, esse despachante tem excelente reputação e experiência com processos junto à prefeitura e cartórios. Pode te ajudar desde a planta até o registro dos novos lotes.</text:p>
      <text:p text:style-name="Horizontal_20_Line"/>
      <text:h text:style-name="Heading_20_3" text:outline-level="3">🗂️ Despachante Marilu</text:h>
      <text:p text:style-name="Text_20_body">Atua no Taquaral e oferece serviços de documentação imobiliária. É uma alternativa tradicional para quem busca suporte em processos de desmembramento e regularização.</text:p>
      <text:p text:style-name="Horizontal_20_Line"/>
      <text:h text:style-name="Heading_20_3" text:outline-level="3">📌 <text:a xlink:type="simple" xlink:href="https://www.sellindespachante.com.br/" text:style-name="Internet_20_link" text:visited-style-name="Visited_20_Internet_20_Link">Sellin Despachante</text:a></text:h>
      <text:p text:style-name="Text_20_body">Localizado no Jardim Brasil, é conhecido por sua eficiência em processos burocráticos. Pode te auxiliar com certidões, plantas e acompanhamento junto aos órgãos públicos.</text:p>
      <text:p text:style-name="Horizontal_20_Line"/>
      <text:h text:style-name="Heading_20_3" text:outline-level="3"><text:soft-page-break/>📍 <text:a xlink:type="simple" xlink:href="https://instagram.com/jwdespachante.cnh" text:style-name="Internet_20_link" text:visited-style-name="Visited_20_Internet_20_Link">JW Despachante | CNH &amp; MULTAS</text:a></text:h>
      <text:p text:style-name="Text_20_body">Embora o foco principal seja CNH e multas, também atua com documentação imobiliária. Está no Jardim do Lago e pode ser útil para etapas específicas do processo.</text:p>
      <text:p text:style-name="Horizontal_20_Line"/>
      <text:h text:style-name="Heading_20_3" text:outline-level="3">🏠 Despachante Express Campinas</text:h>
      <text:p text:style-name="Text_20_body">Localizado no Jardim Florence 2, oferece serviços rápidos e personalizados. É uma boa opção para quem busca praticidade e atendimento direto.</text:p>
      <text:p text:style-name="Horizontal_20_Line"/>
      <text:p text:style-name="Text_20_body"><text:span text:style-name="Strong_20_Emphasis">Recomendações finais:</text:span></text:p>
      <text:list text:style-name="L4">
        <text:list-item>
          <text:p text:style-name="P7"><text:span text:style-name="Emphasis">Agende uma consulta com pelo menos dois despachantes para comparar orçamentos e prazos.</text:span> </text:p>
        </text:list-item>
        <text:list-item>
          <text:p text:style-name="P7"><text:span text:style-name="Emphasis">Leve a matrícula atualizada do terreno e uma ideia da divisão desejada (duas ou três partes).</text:span> </text:p>
        </text:list-item>
        <text:list-item>
          <text:p text:style-name="P8"><text:span text:style-name="Emphasis">Verifique se há pendências de IPTU ou restrições urbanísticas antes de iniciar o processo.</text:span> </text:p>
        </text:list-item>
      </text:list>
      <text:p text:style-name="Text_20_body">Se quiser, posso te ajudar a montar um checklist de documentos ou até redigir uma mensagem para solicitar orçamento a um desses profissionais. Deseja seguir com isso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4T23:44:09.277725200</meta:creation-date>
    <dc:date>2025-10-14T23:52:19.103399100</dc:date>
    <meta:editing-duration>PT8M11S</meta:editing-duration>
    <meta:editing-cycles>1</meta:editing-cycles>
    <meta:document-statistic meta:table-count="0" meta:image-count="0" meta:object-count="0" meta:page-count="3" meta:paragraph-count="48" meta:word-count="680" meta:character-count="4394" meta:non-whitespace-character-count="3765"/>
    <meta:generator>LibreOffice/25.2.5.2$Windows_X86_64 LibreOffice_project/03d19516eb2e1dd5d4ccd751a0d6f35f35e08022</meta:generator>
  </office:meta>
</office:document-meta>
</file>